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Top" style:family="table">
      <style:table-properties style:width="170.13mm" fo:margin-left="0mm" table:align="left" style:shadow="none"/>
    </style:style>
    <style:style style:name="TableTop.A" style:family="table-column">
      <style:table-column-properties style:column-width="17.46mm"/>
    </style:style>
    <style:style style:name="TableTop.B" style:family="table-column">
      <style:table-column-properties style:column-width="21.96mm"/>
    </style:style>
    <style:style style:name="TableTop.C" style:family="table-column">
      <style:table-column-properties style:column-width="22.23mm"/>
    </style:style>
    <style:style style:name="TableTop.D" style:family="table-column">
      <style:table-column-properties style:column-width="63.24mm"/>
    </style:style>
    <style:style style:name="TableTop.E" style:family="table-column">
      <style:table-column-properties style:column-width="45.24mm"/>
    </style:style>
    <style:style style:name="TableTop.1" style:family="table-row">
      <style:table-row-properties style:min-row-height="14.02mm"/>
    </style:style>
    <style:style style:name="TableTop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Top.E1" style:family="table-cell">
      <style:table-cell-properties fo:padding="0.97mm" fo:border="0.05pt solid #000000"/>
    </style:style>
    <style:style style:name="TableTop.2" style:family="table-row">
      <style:table-row-properties style:min-row-height="3.7mm"/>
    </style:style>
    <style:style style:name="TableTop.A2" style:family="table-cell">
      <style:table-cell-properties fo:padding="0.97mm" fo:border-left="0.25pt solid #000000" fo:border-right="none" fo:border-top="none" fo:border-bottom="0.25pt solid #000000"/>
    </style:style>
    <style:style style:name="TableTop.E2" style:family="table-cell">
      <style:table-cell-properties fo:padding="0.97mm" fo:border-left="0.25pt solid #000000" fo:border-right="0.25pt solid #000000" fo:border-top="none" fo:border-bottom="0.25pt solid #000000"/>
    </style:style>
    <style:style style:name="TableTop.3" style:family="table-row">
      <style:table-row-properties style:min-row-height="4.67mm"/>
    </style:style>
    <style:style style:name="TableTop.A3" style:family="table-cell">
      <style:table-cell-properties fo:padding="0.97mm" fo:border-left="0.05pt solid #000000" fo:border-right="none" fo:border-top="none" fo:border-bottom="0.05pt solid #000000"/>
    </style:style>
    <style:style style:name="TableTop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Ещз2" style:family="table">
      <style:table-properties style:width="170mm" table:align="margins" style:shadow="none"/>
    </style:style>
    <style:style style:name="TableЕщз2.A" style:family="table-column">
      <style:table-column-properties style:column-width="56.67mm" style:rel-column-width="21845*"/>
    </style:style>
    <style:style style:name="TableЕщз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Ещз2.C1" style:family="table-cell">
      <style:table-cell-properties fo:padding="0.97mm" fo:border="0.05pt solid #000000"/>
    </style:style>
    <style:style style:name="TableЕщз2.2" style:family="table-row">
      <style:table-row-properties style:min-row-height="2.77mm"/>
    </style:style>
    <style:style style:name="TableЕщз2.A2" style:family="table-cell">
      <style:table-cell-properties fo:padding="0.97mm" fo:border-left="0.05pt solid #000000" fo:border-right="none" fo:border-top="none" fo:border-bottom="0.05pt solid #000000"/>
    </style:style>
    <style:style style:name="TableЕщз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Ещз2.A4" style:family="table-cell">
      <style:table-cell-properties fo:background-color="transparent" fo:padding="0.97mm" fo:border-left="none" fo:border-right="none" fo:border-top="none" fo:border-bottom="0.25pt solid #000000">
        <style:background-image/>
      </style:table-cell-properties>
    </style:style>
    <style:style style:name="TableForma" style:family="table">
      <style:table-properties style:width="36.83mm" fo:margin-left="133.05mm" table:align="left" style:shadow="none"/>
    </style:style>
    <style:style style:name="TableForma.A" style:family="table-column">
      <style:table-column-properties style:column-width="17.09mm"/>
    </style:style>
    <style:style style:name="TableForma.B" style:family="table-column">
      <style:table-column-properties style:column-width="19.74mm"/>
    </style:style>
    <style:style style:name="TableForma.A1" style:family="table-cell">
      <style:table-cell-properties fo:padding="0.97mm" fo:border="none"/>
    </style:style>
    <style:style style:name="TableForma.B1" style:family="table-cell">
      <style:table-cell-properties fo:padding="0.97mm" fo:border="0.05pt solid #000000"/>
    </style:style>
    <style:style style:name="TableForma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_5f_1" style:display-name="TABLE_1" style:family="table">
      <style:table-properties style:width="169.95mm" table:align="left"/>
    </style:style>
    <style:style style:name="TABLE_5f_1.A" style:display-name="TABLE_1.A" style:family="table-column">
      <style:table-column-properties style:column-width="7.13mm"/>
    </style:style>
    <style:style style:name="TABLE_5f_1.B" style:display-name="TABLE_1.B" style:family="table-column">
      <style:table-column-properties style:column-width="76.06mm"/>
    </style:style>
    <style:style style:name="TABLE_5f_1.C" style:display-name="TABLE_1.C" style:family="table-column">
      <style:table-column-properties style:column-width="9.82mm"/>
    </style:style>
    <style:style style:name="TABLE_5f_1.D" style:display-name="TABLE_1.D" style:family="table-column">
      <style:table-column-properties style:column-width="15.88mm"/>
    </style:style>
    <style:style style:name="TABLE_5f_1.E" style:display-name="TABLE_1.E" style:family="table-column">
      <style:table-column-properties style:column-width="61.07mm"/>
    </style:style>
    <style:style style:name="TABLE_5f_1.A1" style:display-name="TABLE_1.A1" style:family="table-cell">
      <style:table-cell-properties fo:padding="0.97mm" fo:border-left="0.25pt solid #000000" fo:border-right="none" fo:border-top="0.25pt solid #000000" fo:border-bottom="0.25pt solid #000000"/>
    </style:style>
    <style:style style:name="TABLE_5f_1.E1" style:display-name="TABLE_1.E1" style:family="table-cell">
      <style:table-cell-properties fo:padding="0.97mm" fo:border="0.25pt solid #000000"/>
    </style:style>
    <style:style style:name="TABLE_5f_1.2" style:display-name="TABLE_1.2" style:family="table-row">
      <style:table-row-properties style:row-height="6.16mm"/>
    </style:style>
    <style:style style:name="TABLE_5f_1.A2" style:display-name="TABLE_1.A2" style:family="table-cell">
      <style:table-cell-properties fo:padding="0.97mm" fo:border-left="0.25pt solid #000000" fo:border-right="none" fo:border-top="none" fo:border-bottom="0.25pt solid #000000"/>
    </style:style>
    <style:style style:name="TABLE_5f_1.E2" style:display-name="TABLE_1.E2" style:family="table-cell">
      <style:table-cell-properties fo:padding="0.97mm" fo:border-left="0.25pt solid #000000" fo:border-right="0.25pt solid #000000" fo:border-top="none" fo:border-bottom="0.2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B1" style:family="table-cell">
      <style:table-cell-properties fo:padding="0.97mm" fo:border-left="none" fo:border-right="none" fo:border-top="none" fo:border-bottom="0.05pt solid #000000"/>
    </style:style>
    <style:style style:name="Table1.2" style:family="table-row">
      <style:table-row-properties style:min-row-height="6.42mm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5" style:family="paragraph" style:parent-style-name="Table_20_Contents">
      <style:paragraph-properties fo:text-align="end" style:justify-single-word="false"/>
      <style:text-properties fo:font-size="6pt" style:font-size-asian="6pt" style:font-size-complex="6pt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Table_20_Contents" style:master-page-name="Standard">
      <style:paragraph-properties fo:text-align="center" style:justify-single-word="false" style:page-numb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21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font-style="italic" style:font-size-asian="9pt" style:font-style-asian="italic" style:font-name-complex="Arial" style:font-size-complex="9pt"/>
    </style:style>
    <style:style style:name="P23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left="5.12mm" fo:margin-right="-0.35mm" fo:line-height="2.82mm" fo:text-align="center" style:justify-single-word="false" fo:orphans="0" fo:widows="0" fo:text-indent="0mm" style:auto-text-indent="false" style:text-autospace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mm" fo:margin-right="-0.35mm" fo:line-height="3.18mm" fo:text-align="center" style:justify-single-word="false" fo:orphans="0" fo:widows="0" fo:text-indent="4.34mm" style:auto-text-indent="false" style:text-autospace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mm" fo:margin-right="6.91mm" fo:line-height="3.18mm" fo:text-align="center" style:justify-single-word="false" fo:orphans="0" fo:widows="0" fo:text-indent="0mm" style:auto-text-indent="false" style:text-autospace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mm" fo:margin-right="-0.35mm" fo:line-height="2.82mm" fo:text-align="end" style:justify-single-word="false" fo:orphans="0" fo:widows="0" fo:text-indent="0mm" style:auto-text-indent="false" style:text-autospace="none"/>
      <style:text-properties style:font-name="Arial" fo:font-weight="normal" style:font-weight-asian="normal" style:font-weight-complex="normal"/>
    </style:style>
    <style:style style:name="T1" style:family="text">
      <style:text-properties fo:color="#1e1916" style:font-name-complex="Arial"/>
    </style:style>
    <style:style style:name="T2" style:family="text">
      <style:text-properties fo:color="#1e1916" style:font-name-asian="Arial" style:font-name-complex="Arial"/>
    </style:style>
    <style:style style:name="T3" style:family="text">
      <style:text-properties fo:color="#1e1916" fo:font-size="8pt" style:font-size-asian="8pt" style:font-name-complex="Arial" style:font-size-complex="8pt"/>
    </style:style>
    <style:style style:name="T4" style:family="text">
      <style:text-properties fo:color="#1e1916" fo:font-size="8pt" style:font-size-asian="8pt" style:font-name-complex="Times New Roman" style:font-size-complex="8pt"/>
    </style:style>
    <style:style style:name="T5" style:family="text">
      <style:text-properties fo:color="#1e1916" fo:font-size="8pt" style:font-name-asian="Arial" style:font-size-asian="8pt" style:font-name-complex="Arial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Top" table:style-name="TableTop">
        <table:table-column table:style-name="TableTop.A"/>
        <table:table-column table:style-name="TableTop.B"/>
        <table:table-column table:style-name="TableTop.C"/>
        <table:table-column table:style-name="TableTop.D"/>
        <table:table-column table:style-name="TableTop.E"/>
        <table:table-row table:style-name="TableTop.1">
          <table:table-cell table:style-name="TableTop.A1" office:value-type="string">
            <text:p text:style-name="P12"><text:span text:style-name="T1">Номер</text:span><text:span text:style-name="T2"> </text:span><text:span text:style-name="T1">доверенности</text:span></text:p>
          </table:table-cell>
          <table:table-cell table:style-name="TableTop.A1" office:value-type="string">
            <text:p text:style-name="P1">Дата выдачи</text:p>
          </table:table-cell>
          <table:table-cell table:style-name="TableTop.A1" office:value-type="string">
            <text:p text:style-name="P1">Срок действия </text:p>
          </table:table-cell>
          <table:table-cell table:style-name="TableTop.A1" office:value-type="string">
            <text:p text:style-name="P1">Должность и ФИО лица, которому выдана доверенность</text:p>
          </table:table-cell>
          <table:table-cell table:style-name="TableTop.E1" office:value-type="string">
            <text:p text:style-name="P1">Расписка в получении доверенности</text:p>
          </table:table-cell>
        </table:table-row>
        <table:table-row table:style-name="TableTop.2">
          <table:table-cell table:style-name="TableTop.A2" office:value-type="string">
            <text:p text:style-name="P4">1</text:p>
          </table:table-cell>
          <table:table-cell table:style-name="TableTop.A2" office:value-type="string">
            <text:p text:style-name="P4">2</text:p>
          </table:table-cell>
          <table:table-cell table:style-name="TableTop.A2" office:value-type="string">
            <text:p text:style-name="P4">3</text:p>
          </table:table-cell>
          <table:table-cell table:style-name="TableTop.A2" office:value-type="string">
            <text:p text:style-name="P4">4</text:p>
          </table:table-cell>
          <table:table-cell table:style-name="TableTop.E2" office:value-type="string">
            <text:p text:style-name="P4">5</text:p>
          </table:table-cell>
        </table:table-row>
        <table:table-row table:style-name="TableTop.3">
          <table:table-cell table:style-name="TableTop.A3" office:value-type="string">
            <text:p text:style-name="P6"/>
          </table:table-cell>
          <table:table-cell table:style-name="TableTop.A3" office:value-type="string">
            <text:p text:style-name="P7">[WARRANT_DATE]</text:p>
          </table:table-cell>
          <table:table-cell table:style-name="TableTop.A3" office:value-type="string">
            <text:p text:style-name="P7">[WARRANT_DATE_TILL]</text:p>
          </table:table-cell>
          <table:table-cell table:style-name="TableTop.A3" office:value-type="string">
            <text:p text:style-name="P6"/>
          </table:table-cell>
          <table:table-cell table:style-name="TableTop.E3" office:value-type="string">
            <text:p text:style-name="P6"/>
          </table:table-cell>
        </table:table-row>
      </table:table>
      <table:table table:name="TableЕщз2" table:style-name="TableЕщз2">
        <table:table-column table:style-name="TableЕщз2.A" table:number-columns-repeated="3"/>
        <table:table-row>
          <table:table-cell table:style-name="TableЕщз2.A1" office:value-type="string">
            <text:p text:style-name="P2">Поставщик</text:p>
          </table:table-cell>
          <table:table-cell table:style-name="TableЕщз2.A1" office:value-type="string">
            <text:p text:style-name="P25"><text:span text:style-name="T1">Номер,</text:span><text:span text:style-name="T2"> </text:span><text:span text:style-name="T1">дата</text:span><text:span text:style-name="T2"> </text:span><text:span text:style-name="T1">наряда</text:span></text:p>
            <text:p text:style-name="P26"><text:span text:style-name="T1">(заменяющего</text:span><text:span text:style-name="T2"> </text:span><text:span text:style-name="T1">наряд</text:span><text:span text:style-name="T2"> </text:span><text:span text:style-name="T1">документа)</text:span><text:span text:style-name="T2"> </text:span><text:span text:style-name="T1">или</text:span><text:span text:style-name="T2"> </text:span><text:span text:style-name="T1">извещения</text:span></text:p>
          </table:table-cell>
          <table:table-cell table:style-name="TableЕщз2.C1" office:value-type="string">
            <text:p text:style-name="P27"><text:span text:style-name="T1">Номер,</text:span><text:span text:style-name="T2"> </text:span><text:span text:style-name="T1">дата</text:span><text:span text:style-name="T2"> </text:span><text:span text:style-name="T1">документа,</text:span><text:span text:style-name="T2"> </text:span><text:span text:style-name="T1">подтверждающего</text:span><text:span text:style-name="T2"> </text:span><text:span text:style-name="T1">выполнение</text:span><text:span text:style-name="T2"> </text:span><text:span text:style-name="T1">поручения</text:span></text:p>
          </table:table-cell>
        </table:table-row>
        <table:table-row table:style-name="TableЕщз2.2">
          <table:table-cell table:style-name="TableЕщз2.A2" office:value-type="string">
            <text:p text:style-name="P3">6</text:p>
          </table:table-cell>
          <table:table-cell table:style-name="TableЕщз2.A2" office:value-type="string">
            <text:p text:style-name="P3">7</text:p>
          </table:table-cell>
          <table:table-cell table:style-name="TableЕщз2.C2" office:value-type="string">
            <text:p text:style-name="P3">8</text:p>
          </table:table-cell>
        </table:table-row>
        <table:table-row>
          <table:table-cell table:style-name="TableЕщз2.A2" office:value-type="string">
            <text:p text:style-name="P7">[TO]</text:p>
          </table:table-cell>
          <table:table-cell table:style-name="TableЕщз2.C2" table:number-columns-spanned="2" office:value-type="string">
            <text:p text:style-name="P6"/>
          </table:table-cell>
          <table:covered-table-cell/>
        </table:table-row>
        <table:table-row>
          <table:table-cell table:style-name="TableЕщз2.A4" office:value-type="string">
            <text:p text:style-name="P7"/>
          </table:table-cell>
          <table:table-cell table:style-name="TableЕщз2.A4" table:number-columns-spanned="2" office:value-type="string">
            <text:p text:style-name="P6"/>
          </table:table-cell>
          <table:covered-table-cell/>
        </table:table-row>
      </table:table>
      <text:p text:style-name="P13">(линия отреза)</text:p>
      <text:p text:style-name="P28"><text:span text:style-name="T3">Типовая</text:span><text:span text:style-name="T5"> </text:span><text:span text:style-name="T3">межотраслевая</text:span><text:span text:style-name="T5"> </text:span><text:span text:style-name="T3">форма</text:span><text:span text:style-name="T5"> </text:span><text:span text:style-name="T4">№</text:span><text:span text:style-name="T3">М-2</text:span></text:p>
      <table:table table:name="TableForma" table:style-name="TableForma">
        <table:table-column table:style-name="TableForma.A"/>
        <table:table-column table:style-name="TableForma.B"/>
        <table:table-row>
          <table:table-cell table:style-name="TableForma.A1" office:value-type="string">
            <text:p text:style-name="P4"/>
          </table:table-cell>
          <table:table-cell table:style-name="TableForma.B1" office:value-type="string">
            <text:p text:style-name="P4">Коды</text:p>
          </table:table-cell>
        </table:table-row>
        <table:table-row>
          <table:table-cell table:style-name="TableForma.A1" office:value-type="string">
            <text:p text:style-name="P5">Форма по ОКУД</text:p>
          </table:table-cell>
          <table:table-cell table:style-name="TableForma.B2" office:value-type="string">
            <text:p text:style-name="P4"/>
          </table:table-cell>
        </table:table-row>
        <table:table-row>
          <table:table-cell table:style-name="TableForma.A1" office:value-type="string">
            <text:p text:style-name="P5">По ОКПО</text:p>
          </table:table-cell>
          <table:table-cell table:style-name="TableForma.B2" office:value-type="string">
            <text:p text:style-name="P4">74119627</text:p>
          </table:table-cell>
        </table:table-row>
      </table:table>
      <text:p text:style-name="P18">Доверенность № [WARRANT_ID]</text:p>
      <text:p text:style-name="P16">Дата выдачи: [WARRANT_DATE]</text:p>
      <text:p text:style-name="P16">Доверенность действительнa по [WARRANT_DATE_TILL]</text:p>
      <text:p text:style-name="P16">Потребитель и его адрес:[FROM]</text:p>
      <text:p text:style-name="P16">Плательщик и его адрес:[FROM]</text:p>
      <text:p text:style-name="P15"/>
      <text:p text:style-name="P16">Доверенность выдана: [NAME]</text:p>
      <text:p text:style-name="P16">Номер паспорта:[PASP_SERIES] [PASP_NUMBER]</text:p>
      <text:p text:style-name="P16">Кем выдан:[PASP_GIVEN]</text:p>
      <text:p text:style-name="P16">Дата выдачи:[PASP_DATE]</text:p>
      <text:p text:style-name="P16">На получение от: [TO]</text:p>
      <text:p text:style-name="P16">материальных ценностей по счету №[ORDER_NUMBER] от [ORDER_DOCUMENT_DATE]</text:p>
      <text:p text:style-name="P16"/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row>
          <table:table-cell table:style-name="TABLE_5f_1.A1" office:value-type="string">
            <text:p text:style-name="P9">№</text:p>
          </table:table-cell>
          <table:table-cell table:style-name="TABLE_5f_1.A1" office:value-type="string">
            <text:p text:style-name="P9">Наименование</text:p>
          </table:table-cell>
          <table:table-cell table:style-name="TABLE_5f_1.A1" office:value-type="string">
            <text:p text:style-name="P9">Ед. изм.</text:p>
          </table:table-cell>
          <table:table-cell table:style-name="TABLE_5f_1.A1" office:value-type="string">
            <text:p text:style-name="P9">Кол-во</text:p>
          </table:table-cell>
          <table:table-cell table:style-name="TABLE_5f_1.E1" office:value-type="string">
            <text:p text:style-name="P9">Количество прописью</text:p>
          </table:table-cell>
        </table:table-row>
        <table:table-row table:style-name="TABLE_5f_1.2">
          <table:table-cell table:style-name="TABLE_5f_1.A2" office:value-type="string">
            <text:p text:style-name="P10">[ID]</text:p>
          </table:table-cell>
          <table:table-cell table:style-name="TABLE_5f_1.A2" office:value-type="string">
            <text:p text:style-name="P8">[PRODUCT] (Арт.[ARTICUL] )</text:p>
          </table:table-cell>
          <table:table-cell table:style-name="TABLE_5f_1.A2" office:value-type="string">
            <text:p text:style-name="P9">[SKU]</text:p>
          </table:table-cell>
          <table:table-cell table:style-name="TABLE_5f_1.A2" office:value-type="string">
            <text:p text:style-name="P10">[ITEM_QTY] [SKU]</text:p>
          </table:table-cell>
          <table:table-cell table:style-name="TABLE_5f_1.E2" office:value-type="string">
            <text:p text:style-name="P10">([ITEM_QTY_HUMAN])</text:p>
          </table:table-cell>
        </table:table-row>
      </table:table>
      <text:p text:style-name="P14"/>
      <text:p text:style-name="P14"/>
      <text:p text:style-name="P17">Подпись лица, получившего доверенность_________________</text:p>
      <text:p text:style-name="P19"/>
      <text:p text:style-name="P22"/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23">Руководитель<text:span text:style-name="T7"> </text:span>предприятия</text:p>
          </table:table-cell>
          <table:table-cell table:style-name="Table1.B1" office:value-type="string">
            <text:p text:style-name="P11"/>
          </table:table-cell>
          <table:table-cell office:value-type="string">
            <text:p text:style-name="P24">(<text:span text:style-name="T7">[SIGN1]</text:span>)</text:p>
          </table:table-cell>
        </table:table-row>
        <table:table-row table:style-name="Table1.2">
          <table:table-cell office:value-type="string">
            <text:p text:style-name="P11"/>
          </table:table-cell>
          <table:table-cell office:value-type="string">
            <text:p text:style-name="P11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23">Главный<text:span text:style-name="T7"> </text:span>бухгалтер</text:p>
          </table:table-cell>
          <table:table-cell table:style-name="Table1.B1" office:value-type="string">
            <text:p text:style-name="P11"/>
          </table:table-cell>
          <table:table-cell office:value-type="string">
            <text:p text:style-name="P24">(<text:span text:style-name="T7">[SIGN2]</text:span>)</text:p>
          </table:table-cell>
        </table:table-row>
      </table:table>
      <text:p text:style-name="P20"/>
      <text:p text:style-name="P21"><text:tab/><text:span text:style-name="T6">М.П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7.94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1T19:11:16</meta:creation-date>
    <dc:date>2012-07-22T01:07:59</dc:date>
    <meta:editing-duration>PT5H56M43S</meta:editing-duration>
    <meta:editing-cycles>11</meta:editing-cycles>
    <meta:generator>LibreOffice/3.4$Linux LibreOffice_project/340m1$Build-402</meta:generator>
    <meta:document-statistic meta:table-count="5" meta:image-count="0" meta:object-count="0" meta:page-count="1" meta:paragraph-count="53" meta:word-count="121" meta:character-count="981" meta:non-whitespace-character-count="911"/>
  </office:meta>
</office:document-meta>
</file>